
<file path=META-INF/manifest.xml><?xml version="1.0" encoding="utf-8"?>
<manifest:manifest xmlns:manifest="urn:oasis:names:tc:opendocument:xmlns:manifest:1.0" xmlns:text="urn:oasis:names:tc:opendocument:xmlns:text:1.0" xmlns:table="urn:oasis:names:tc:opendocument:xmlns:table:1.0" xmlns:presentation="urn:oasis:names:tc:opendocument:xmlns:presentation:1.0" xmlns:meta="urn:oasis:names:tc:opendocument:xmlns:meta:1.0" xmlns:style="urn:oasis:names:tc:opendocument:xmlns:style:1.0" xmlns:fo="urn:oasis:names:tc:opendocument:xmlns:xsl-fo-compatible:1.0" xmlns:office="urn:oasis:names:tc:opendocument:xmlns:office:1.0" xmlns:draw="urn:oasis:names:tc:opendocument:xmlns:drawing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text="urn:oasis:names:tc:opendocument:xmlns:text:1.0" xmlns:table="urn:oasis:names:tc:opendocument:xmlns:table:1.0" xmlns:meta="urn:oasis:names:tc:opendocument:xmlns:meta:1.0" xmlns:style="urn:oasis:names:tc:opendocument:xmlns:style:1.0" xmlns:fo="urn:oasis:names:tc:opendocument:xmlns:xsl-fo-compatible:1.0" xmlns:office="urn:oasis:names:tc:opendocument:xmlns:office:1.0" office:version="1.1">
  <office:automatic-styles>
    <style:style style:family="paragraph" style:name="bold" style:display-name="bold">
      <style:text-properties style:font-weight-complex="bold" style:font-weight-asian="bold" fo:font-weight="bold"/>
    </style:style>
  </office:automatic-styles>
  <office:body>
    <office:spreadsheet>
      <table:table table:name="Tablib Dataset"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<text:span text:style-name="bold">name</text:span></text:p>
          </table:table-cell>
          <table:table-cell>
            <text:p><text:span text:style-name="bold">alpha2</text:span></text:p>
          </table:table-cell>
          <table:table-cell>
            <text:p><text:span text:style-name="bold">alpha3</text:span></text:p>
          </table:table-cell>
          <table:table-cell>
            <text:p><text:span text:style-name="bold">currency_name</text:span></text:p>
          </table:table-cell>
          <table:table-cell>
            <text:p><text:span text:style-name="bold">currency</text:span>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fghanistan</text:p>
          </table:table-cell>
          <table:table-cell>
            <text:p>AF</text:p>
          </table:table-cell>
          <table:table-cell>
            <text:p>AFG</text:p>
          </table:table-cell>
          <table:table-cell>
            <text:p>Afghani</text:p>
          </table:table-cell>
          <table:table-cell>
            <text:p>AF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lbania</text:p>
          </table:table-cell>
          <table:table-cell>
            <text:p>AL</text:p>
          </table:table-cell>
          <table:table-cell>
            <text:p>ALB</text:p>
          </table:table-cell>
          <table:table-cell>
            <text:p>Lek</text:p>
          </table:table-cell>
          <table:table-cell>
            <text:p>AL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lgeria</text:p>
          </table:table-cell>
          <table:table-cell>
            <text:p>DZ</text:p>
          </table:table-cell>
          <table:table-cell>
            <text:p>DZA</text:p>
          </table:table-cell>
          <table:table-cell>
            <text:p>Algerian Dinar</text:p>
          </table:table-cell>
          <table:table-cell>
            <text:p>D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merican Samoa</text:p>
          </table:table-cell>
          <table:table-cell>
            <text:p>AS</text:p>
          </table:table-cell>
          <table:table-cell>
            <text:p>ASM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ndorra</text:p>
          </table:table-cell>
          <table:table-cell>
            <text:p>AD</text:p>
          </table:table-cell>
          <table:table-cell>
            <text:p>AND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ngola</text:p>
          </table:table-cell>
          <table:table-cell>
            <text:p>AO</text:p>
          </table:table-cell>
          <table:table-cell>
            <text:p>AGO</text:p>
          </table:table-cell>
          <table:table-cell>
            <text:p>Kwanza</text:p>
          </table:table-cell>
          <table:table-cell>
            <text:p>AOA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nguilla</text:p>
          </table:table-cell>
          <table:table-cell>
            <text:p>AI</text:p>
          </table:table-cell>
          <table:table-cell>
            <text:p>AIA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ntarctica</text:p>
          </table:table-cell>
          <table:table-cell>
            <text:p>AQ</text:p>
          </table:table-cell>
          <table:table-cell>
            <text:p>ATA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ntigua &amp; Barbuda</text:p>
          </table:table-cell>
          <table:table-cell>
            <text:p>AG</text:p>
          </table:table-cell>
          <table:table-cell>
            <text:p>ATG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rgentina</text:p>
          </table:table-cell>
          <table:table-cell>
            <text:p>AR</text:p>
          </table:table-cell>
          <table:table-cell>
            <text:p>ARG</text:p>
          </table:table-cell>
          <table:table-cell>
            <text:p>Argentine Peso</text:p>
          </table:table-cell>
          <table:table-cell>
            <text:p>AR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rmenia</text:p>
          </table:table-cell>
          <table:table-cell>
            <text:p>AM</text:p>
          </table:table-cell>
          <table:table-cell>
            <text:p>ARM</text:p>
          </table:table-cell>
          <table:table-cell>
            <text:p>Armenian Dram</text:p>
          </table:table-cell>
          <table:table-cell>
            <text:p>AM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ruba</text:p>
          </table:table-cell>
          <table:table-cell>
            <text:p>AW</text:p>
          </table:table-cell>
          <table:table-cell>
            <text:p>ABW</text:p>
          </table:table-cell>
          <table:table-cell>
            <text:p>Aruban Florin</text:p>
          </table:table-cell>
          <table:table-cell>
            <text:p>AWG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ustralia</text:p>
          </table:table-cell>
          <table:table-cell>
            <text:p>AU</text:p>
          </table:table-cell>
          <table:table-cell>
            <text:p>AUS</text:p>
          </table:table-cell>
          <table:table-cell>
            <text:p>Australian Dollar</text:p>
          </table:table-cell>
          <table:table-cell>
            <text:p>AU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ustria</text:p>
          </table:table-cell>
          <table:table-cell>
            <text:p>AT</text:p>
          </table:table-cell>
          <table:table-cell>
            <text:p>AUT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Azerbaijan</text:p>
          </table:table-cell>
          <table:table-cell>
            <text:p>AZ</text:p>
          </table:table-cell>
          <table:table-cell>
            <text:p>AZE</text:p>
          </table:table-cell>
          <table:table-cell>
            <text:p>Azerbaijanian Manat</text:p>
          </table:table-cell>
          <table:table-cell>
            <text:p>AZ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ahamas</text:p>
          </table:table-cell>
          <table:table-cell>
            <text:p>BS</text:p>
          </table:table-cell>
          <table:table-cell>
            <text:p>BHS</text:p>
          </table:table-cell>
          <table:table-cell>
            <text:p>Bahamian Dollar</text:p>
          </table:table-cell>
          <table:table-cell>
            <text:p>B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ahrain</text:p>
          </table:table-cell>
          <table:table-cell>
            <text:p>BH</text:p>
          </table:table-cell>
          <table:table-cell>
            <text:p>BHR</text:p>
          </table:table-cell>
          <table:table-cell>
            <text:p>Bahraini Dinar</text:p>
          </table:table-cell>
          <table:table-cell>
            <text:p>BH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angladesh</text:p>
          </table:table-cell>
          <table:table-cell>
            <text:p>BD</text:p>
          </table:table-cell>
          <table:table-cell>
            <text:p>BGD</text:p>
          </table:table-cell>
          <table:table-cell>
            <text:p>Taka</text:p>
          </table:table-cell>
          <table:table-cell>
            <text:p>BDT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arbados</text:p>
          </table:table-cell>
          <table:table-cell>
            <text:p>BB</text:p>
          </table:table-cell>
          <table:table-cell>
            <text:p>BRB</text:p>
          </table:table-cell>
          <table:table-cell>
            <text:p>Barbados Dollar</text:p>
          </table:table-cell>
          <table:table-cell>
            <text:p>BB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elarus</text:p>
          </table:table-cell>
          <table:table-cell>
            <text:p>BY</text:p>
          </table:table-cell>
          <table:table-cell>
            <text:p>BLR</text:p>
          </table:table-cell>
          <table:table-cell>
            <text:p>Belarussian Ruble</text:p>
          </table:table-cell>
          <table:table-cell>
            <text:p>BY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elgium</text:p>
          </table:table-cell>
          <table:table-cell>
            <text:p>BE</text:p>
          </table:table-cell>
          <table:table-cell>
            <text:p>BEL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elize</text:p>
          </table:table-cell>
          <table:table-cell>
            <text:p>BZ</text:p>
          </table:table-cell>
          <table:table-cell>
            <text:p>BLZ</text:p>
          </table:table-cell>
          <table:table-cell>
            <text:p>Belize Dollar</text:p>
          </table:table-cell>
          <table:table-cell>
            <text:p>B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enin</text:p>
          </table:table-cell>
          <table:table-cell>
            <text:p>BJ</text:p>
          </table:table-cell>
          <table:table-cell>
            <text:p>BEN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ermuda</text:p>
          </table:table-cell>
          <table:table-cell>
            <text:p>BM</text:p>
          </table:table-cell>
          <table:table-cell>
            <text:p>BMU</text:p>
          </table:table-cell>
          <table:table-cell>
            <text:p>Bermudian Dollar</text:p>
          </table:table-cell>
          <table:table-cell>
            <text:p>BM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hutan</text:p>
          </table:table-cell>
          <table:table-cell>
            <text:p>BT</text:p>
          </table:table-cell>
          <table:table-cell>
            <text:p>BTN</text:p>
          </table:table-cell>
          <table:table-cell>
            <text:p>Indian Rupee</text:p>
          </table:table-cell>
          <table:table-cell>
            <text:p>IN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olivia</text:p>
          </table:table-cell>
          <table:table-cell>
            <text:p>BO</text:p>
          </table:table-cell>
          <table:table-cell>
            <text:p>BOL</text:p>
          </table:table-cell>
          <table:table-cell>
            <text:p>Boliviano</text:p>
          </table:table-cell>
          <table:table-cell>
            <text:p>BOB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osnia</text:p>
          </table:table-cell>
          <table:table-cell>
            <text:p>BA</text:p>
          </table:table-cell>
          <table:table-cell>
            <text:p>BIH</text:p>
          </table:table-cell>
          <table:table-cell>
            <text:p>Convertible Mark</text:p>
          </table:table-cell>
          <table:table-cell>
            <text:p>BAM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otswana</text:p>
          </table:table-cell>
          <table:table-cell>
            <text:p>BW</text:p>
          </table:table-cell>
          <table:table-cell>
            <text:p>BWA</text:p>
          </table:table-cell>
          <table:table-cell>
            <text:p>Pula</text:p>
          </table:table-cell>
          <table:table-cell>
            <text:p>BW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ouvet Island</text:p>
          </table:table-cell>
          <table:table-cell>
            <text:p>BV</text:p>
          </table:table-cell>
          <table:table-cell>
            <text:p>BVT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razil</text:p>
          </table:table-cell>
          <table:table-cell>
            <text:p>BR</text:p>
          </table:table-cell>
          <table:table-cell>
            <text:p>BRA</text:p>
          </table:table-cell>
          <table:table-cell>
            <text:p>Brazilian Real</text:p>
          </table:table-cell>
          <table:table-cell>
            <text:p>BR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ritish Indian Ocean Territory</text:p>
          </table:table-cell>
          <table:table-cell>
            <text:p>IO</text:p>
          </table:table-cell>
          <table:table-cell>
            <text:p>IOT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ritish Virgin Islands</text:p>
          </table:table-cell>
          <table:table-cell>
            <text:p>VG</text:p>
          </table:table-cell>
          <table:table-cell>
            <text:p>VGB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runei</text:p>
          </table:table-cell>
          <table:table-cell>
            <text:p>BN</text:p>
          </table:table-cell>
          <table:table-cell>
            <text:p>BRN</text:p>
          </table:table-cell>
          <table:table-cell>
            <text:p>Brunei Dollar</text:p>
          </table:table-cell>
          <table:table-cell>
            <text:p>BN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ulgaria</text:p>
          </table:table-cell>
          <table:table-cell>
            <text:p>BG</text:p>
          </table:table-cell>
          <table:table-cell>
            <text:p>BGR</text:p>
          </table:table-cell>
          <table:table-cell>
            <text:p>Bulgarian Lev</text:p>
          </table:table-cell>
          <table:table-cell>
            <text:p>BG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urkina Faso</text:p>
          </table:table-cell>
          <table:table-cell>
            <text:p>BF</text:p>
          </table:table-cell>
          <table:table-cell>
            <text:p>BFA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Burundi</text:p>
          </table:table-cell>
          <table:table-cell>
            <text:p>BI</text:p>
          </table:table-cell>
          <table:table-cell>
            <text:p>BDI</text:p>
          </table:table-cell>
          <table:table-cell>
            <text:p>Burundi Franc</text:p>
          </table:table-cell>
          <table:table-cell>
            <text:p>BI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ambodia</text:p>
          </table:table-cell>
          <table:table-cell>
            <text:p>KH</text:p>
          </table:table-cell>
          <table:table-cell>
            <text:p>KHM</text:p>
          </table:table-cell>
          <table:table-cell>
            <text:p>Riel</text:p>
          </table:table-cell>
          <table:table-cell>
            <text:p>KH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ameroon</text:p>
          </table:table-cell>
          <table:table-cell>
            <text:p>CM</text:p>
          </table:table-cell>
          <table:table-cell>
            <text:p>CMR</text:p>
          </table:table-cell>
          <table:table-cell>
            <text:p>CFA Franc BEAC</text:p>
          </table:table-cell>
          <table:table-cell>
            <text:p>XA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anada</text:p>
          </table:table-cell>
          <table:table-cell>
            <text:p>CA</text:p>
          </table:table-cell>
          <table:table-cell>
            <text:p>CAN</text:p>
          </table:table-cell>
          <table:table-cell>
            <text:p>Canadian Dollar</text:p>
          </table:table-cell>
          <table:table-cell>
            <text:p>CA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ape Verde</text:p>
          </table:table-cell>
          <table:table-cell>
            <text:p>CV</text:p>
          </table:table-cell>
          <table:table-cell>
            <text:p>CPV</text:p>
          </table:table-cell>
          <table:table-cell>
            <text:p>Cabo Verde Escudo</text:p>
          </table:table-cell>
          <table:table-cell>
            <text:p>CVE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aribbean Netherlands</text:p>
          </table:table-cell>
          <table:table-cell>
            <text:p>BQ</text:p>
          </table:table-cell>
          <table:table-cell>
            <text:p>BES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ayman Islands</text:p>
          </table:table-cell>
          <table:table-cell>
            <text:p>KY</text:p>
          </table:table-cell>
          <table:table-cell>
            <text:p>CYM</text:p>
          </table:table-cell>
          <table:table-cell>
            <text:p>Cayman Islands Dollar</text:p>
          </table:table-cell>
          <table:table-cell>
            <text:p>KY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entral African Republic</text:p>
          </table:table-cell>
          <table:table-cell>
            <text:p>CF</text:p>
          </table:table-cell>
          <table:table-cell>
            <text:p>CAF</text:p>
          </table:table-cell>
          <table:table-cell>
            <text:p>CFA Franc BEAC</text:p>
          </table:table-cell>
          <table:table-cell>
            <text:p>XA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had</text:p>
          </table:table-cell>
          <table:table-cell>
            <text:p>TD</text:p>
          </table:table-cell>
          <table:table-cell>
            <text:p>TCD</text:p>
          </table:table-cell>
          <table:table-cell>
            <text:p>CFA Franc BEAC</text:p>
          </table:table-cell>
          <table:table-cell>
            <text:p>XA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hile</text:p>
          </table:table-cell>
          <table:table-cell>
            <text:p>CL</text:p>
          </table:table-cell>
          <table:table-cell>
            <text:p>CHL</text:p>
          </table:table-cell>
          <table:table-cell>
            <text:p>Chilean Peso</text:p>
          </table:table-cell>
          <table:table-cell>
            <text:p>CL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hina</text:p>
          </table:table-cell>
          <table:table-cell>
            <text:p>CN</text:p>
          </table:table-cell>
          <table:table-cell>
            <text:p>CHN</text:p>
          </table:table-cell>
          <table:table-cell>
            <text:p>Yuan Renminbi</text:p>
          </table:table-cell>
          <table:table-cell>
            <text:p>CNY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hristmas Island</text:p>
          </table:table-cell>
          <table:table-cell>
            <text:p>CX</text:p>
          </table:table-cell>
          <table:table-cell>
            <text:p>CXR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cos (Keeling) Islands</text:p>
          </table:table-cell>
          <table:table-cell>
            <text:p>CC</text:p>
          </table:table-cell>
          <table:table-cell>
            <text:p>CCK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lombia</text:p>
          </table:table-cell>
          <table:table-cell>
            <text:p>CO</text:p>
          </table:table-cell>
          <table:table-cell>
            <text:p>COL</text:p>
          </table:table-cell>
          <table:table-cell>
            <text:p>Colombian Peso</text:p>
          </table:table-cell>
          <table:table-cell>
            <text:p>CO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moros</text:p>
          </table:table-cell>
          <table:table-cell>
            <text:p>KM</text:p>
          </table:table-cell>
          <table:table-cell>
            <text:p>COM</text:p>
          </table:table-cell>
          <table:table-cell>
            <text:p>Comoro Franc</text:p>
          </table:table-cell>
          <table:table-cell>
            <text:p>KM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ngo - Brazzaville</text:p>
          </table:table-cell>
          <table:table-cell>
            <text:p>CG</text:p>
          </table:table-cell>
          <table:table-cell>
            <text:p>COG</text:p>
          </table:table-cell>
          <table:table-cell>
            <text:p>CFA Franc BEAC</text:p>
          </table:table-cell>
          <table:table-cell>
            <text:p>XA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ngo - Kinshasa</text:p>
          </table:table-cell>
          <table:table-cell>
            <text:p>CD</text:p>
          </table:table-cell>
          <table:table-cell>
            <text:p>COD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ok Islands</text:p>
          </table:table-cell>
          <table:table-cell>
            <text:p>CK</text:p>
          </table:table-cell>
          <table:table-cell>
            <text:p>COK</text:p>
          </table:table-cell>
          <table:table-cell>
            <text:p>New Zealand Dollar</text:p>
          </table:table-cell>
          <table:table-cell>
            <text:p>N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osta Rica</text:p>
          </table:table-cell>
          <table:table-cell>
            <text:p>CR</text:p>
          </table:table-cell>
          <table:table-cell>
            <text:p>CRI</text:p>
          </table:table-cell>
          <table:table-cell>
            <text:p>Costa Rican Colon</text:p>
          </table:table-cell>
          <table:table-cell>
            <text:p>CRC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roatia</text:p>
          </table:table-cell>
          <table:table-cell>
            <text:p>HR</text:p>
          </table:table-cell>
          <table:table-cell>
            <text:p>HRV</text:p>
          </table:table-cell>
          <table:table-cell>
            <text:p>Croatian Kuna</text:p>
          </table:table-cell>
          <table:table-cell>
            <text:p>HR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uba</text:p>
          </table:table-cell>
          <table:table-cell>
            <text:p>CU</text:p>
          </table:table-cell>
          <table:table-cell>
            <text:p>CUB</text:p>
          </table:table-cell>
          <table:table-cell>
            <text:p>Cuban Peso</text:p>
          </table:table-cell>
          <table:table-cell>
            <text:p>CU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uraçao</text:p>
          </table:table-cell>
          <table:table-cell>
            <text:p>CW</text:p>
          </table:table-cell>
          <table:table-cell>
            <text:p>CUW</text:p>
          </table:table-cell>
          <table:table-cell>
            <text:p>Netherlands Antillean Guilder</text:p>
          </table:table-cell>
          <table:table-cell>
            <text:p>ANG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yprus</text:p>
          </table:table-cell>
          <table:table-cell>
            <text:p>CY</text:p>
          </table:table-cell>
          <table:table-cell>
            <text:p>CYP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zechia</text:p>
          </table:table-cell>
          <table:table-cell>
            <text:p>CZ</text:p>
          </table:table-cell>
          <table:table-cell>
            <text:p>CZE</text:p>
          </table:table-cell>
          <table:table-cell>
            <text:p>Czech Koruna</text:p>
          </table:table-cell>
          <table:table-cell>
            <text:p>CZ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Côte d’Ivoire</text:p>
          </table:table-cell>
          <table:table-cell>
            <text:p>CI</text:p>
          </table:table-cell>
          <table:table-cell>
            <text:p>CIV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Denmark</text:p>
          </table:table-cell>
          <table:table-cell>
            <text:p>DK</text:p>
          </table:table-cell>
          <table:table-cell>
            <text:p>DNK</text:p>
          </table:table-cell>
          <table:table-cell>
            <text:p>Danish Krone</text:p>
          </table:table-cell>
          <table:table-cell>
            <text:p>DK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Djibouti</text:p>
          </table:table-cell>
          <table:table-cell>
            <text:p>DJ</text:p>
          </table:table-cell>
          <table:table-cell>
            <text:p>DJI</text:p>
          </table:table-cell>
          <table:table-cell>
            <text:p>Djibouti Franc</text:p>
          </table:table-cell>
          <table:table-cell>
            <text:p>DJ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Dominica</text:p>
          </table:table-cell>
          <table:table-cell>
            <text:p>DM</text:p>
          </table:table-cell>
          <table:table-cell>
            <text:p>DMA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Dominican Republic</text:p>
          </table:table-cell>
          <table:table-cell>
            <text:p>DO</text:p>
          </table:table-cell>
          <table:table-cell>
            <text:p>DOM</text:p>
          </table:table-cell>
          <table:table-cell>
            <text:p>Dominican Peso</text:p>
          </table:table-cell>
          <table:table-cell>
            <text:p>DO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cuador</text:p>
          </table:table-cell>
          <table:table-cell>
            <text:p>EC</text:p>
          </table:table-cell>
          <table:table-cell>
            <text:p>ECU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gypt</text:p>
          </table:table-cell>
          <table:table-cell>
            <text:p>EG</text:p>
          </table:table-cell>
          <table:table-cell>
            <text:p>EGY</text:p>
          </table:table-cell>
          <table:table-cell>
            <text:p>Egyptian Pound</text:p>
          </table:table-cell>
          <table:table-cell>
            <text:p>EG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l Salvador</text:p>
          </table:table-cell>
          <table:table-cell>
            <text:p>SV</text:p>
          </table:table-cell>
          <table:table-cell>
            <text:p>SLV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quatorial Guinea</text:p>
          </table:table-cell>
          <table:table-cell>
            <text:p>GQ</text:p>
          </table:table-cell>
          <table:table-cell>
            <text:p>GNQ</text:p>
          </table:table-cell>
          <table:table-cell>
            <text:p>CFA Franc BEAC</text:p>
          </table:table-cell>
          <table:table-cell>
            <text:p>XA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ritrea</text:p>
          </table:table-cell>
          <table:table-cell>
            <text:p>ER</text:p>
          </table:table-cell>
          <table:table-cell>
            <text:p>ERI</text:p>
          </table:table-cell>
          <table:table-cell>
            <text:p>Nakfa</text:p>
          </table:table-cell>
          <table:table-cell>
            <text:p>ER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stonia</text:p>
          </table:table-cell>
          <table:table-cell>
            <text:p>EE</text:p>
          </table:table-cell>
          <table:table-cell>
            <text:p>EST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Ethiopia</text:p>
          </table:table-cell>
          <table:table-cell>
            <text:p>ET</text:p>
          </table:table-cell>
          <table:table-cell>
            <text:p>ETH</text:p>
          </table:table-cell>
          <table:table-cell>
            <text:p>Ethiopian Birr</text:p>
          </table:table-cell>
          <table:table-cell>
            <text:p>ETB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alkland Islands</text:p>
          </table:table-cell>
          <table:table-cell>
            <text:p>FK</text:p>
          </table:table-cell>
          <table:table-cell>
            <text:p>FLK</text:p>
          </table:table-cell>
          <table:table-cell>
            <text:p>Falkland Islands Pound</text:p>
          </table:table-cell>
          <table:table-cell>
            <text:p>FK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aroe Islands</text:p>
          </table:table-cell>
          <table:table-cell>
            <text:p>FO</text:p>
          </table:table-cell>
          <table:table-cell>
            <text:p>FRO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iji</text:p>
          </table:table-cell>
          <table:table-cell>
            <text:p>FJ</text:p>
          </table:table-cell>
          <table:table-cell>
            <text:p>FJI</text:p>
          </table:table-cell>
          <table:table-cell>
            <text:p>Fiji Dollar</text:p>
          </table:table-cell>
          <table:table-cell>
            <text:p>FJ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inland</text:p>
          </table:table-cell>
          <table:table-cell>
            <text:p>FI</text:p>
          </table:table-cell>
          <table:table-cell>
            <text:p>FIN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rance</text:p>
          </table:table-cell>
          <table:table-cell>
            <text:p>FR</text:p>
          </table:table-cell>
          <table:table-cell>
            <text:p>FRA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rench Guiana</text:p>
          </table:table-cell>
          <table:table-cell>
            <text:p>GF</text:p>
          </table:table-cell>
          <table:table-cell>
            <text:p>GUF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rench Polynesia</text:p>
          </table:table-cell>
          <table:table-cell>
            <text:p>PF</text:p>
          </table:table-cell>
          <table:table-cell>
            <text:p>PYF</text:p>
          </table:table-cell>
          <table:table-cell>
            <text:p>CFP Franc</text:p>
          </table:table-cell>
          <table:table-cell>
            <text:p>XP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French Southern Territories</text:p>
          </table:table-cell>
          <table:table-cell>
            <text:p>TF</text:p>
          </table:table-cell>
          <table:table-cell>
            <text:p>ATF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abon</text:p>
          </table:table-cell>
          <table:table-cell>
            <text:p>GA</text:p>
          </table:table-cell>
          <table:table-cell>
            <text:p>GAB</text:p>
          </table:table-cell>
          <table:table-cell>
            <text:p>CFA Franc BEAC</text:p>
          </table:table-cell>
          <table:table-cell>
            <text:p>XA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ambia</text:p>
          </table:table-cell>
          <table:table-cell>
            <text:p>GM</text:p>
          </table:table-cell>
          <table:table-cell>
            <text:p>GMB</text:p>
          </table:table-cell>
          <table:table-cell>
            <text:p>Dalasi</text:p>
          </table:table-cell>
          <table:table-cell>
            <text:p>GM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eorgia</text:p>
          </table:table-cell>
          <table:table-cell>
            <text:p>GE</text:p>
          </table:table-cell>
          <table:table-cell>
            <text:p>GEO</text:p>
          </table:table-cell>
          <table:table-cell>
            <text:p>Lari</text:p>
          </table:table-cell>
          <table:table-cell>
            <text:p>GE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ermany</text:p>
          </table:table-cell>
          <table:table-cell>
            <text:p>DE</text:p>
          </table:table-cell>
          <table:table-cell>
            <text:p>DEU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hana</text:p>
          </table:table-cell>
          <table:table-cell>
            <text:p>GH</text:p>
          </table:table-cell>
          <table:table-cell>
            <text:p>GHA</text:p>
          </table:table-cell>
          <table:table-cell>
            <text:p>Ghana Cedi</text:p>
          </table:table-cell>
          <table:table-cell>
            <text:p>GH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ibraltar</text:p>
          </table:table-cell>
          <table:table-cell>
            <text:p>GI</text:p>
          </table:table-cell>
          <table:table-cell>
            <text:p>GIB</text:p>
          </table:table-cell>
          <table:table-cell>
            <text:p>Gibraltar Pound</text:p>
          </table:table-cell>
          <table:table-cell>
            <text:p>GI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reece</text:p>
          </table:table-cell>
          <table:table-cell>
            <text:p>GR</text:p>
          </table:table-cell>
          <table:table-cell>
            <text:p>GRC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reenland</text:p>
          </table:table-cell>
          <table:table-cell>
            <text:p>GL</text:p>
          </table:table-cell>
          <table:table-cell>
            <text:p>GRL</text:p>
          </table:table-cell>
          <table:table-cell>
            <text:p>Danish Krone</text:p>
          </table:table-cell>
          <table:table-cell>
            <text:p>DK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renada</text:p>
          </table:table-cell>
          <table:table-cell>
            <text:p>GD</text:p>
          </table:table-cell>
          <table:table-cell>
            <text:p>GRD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adeloupe</text:p>
          </table:table-cell>
          <table:table-cell>
            <text:p>GP</text:p>
          </table:table-cell>
          <table:table-cell>
            <text:p>GLP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am</text:p>
          </table:table-cell>
          <table:table-cell>
            <text:p>GU</text:p>
          </table:table-cell>
          <table:table-cell>
            <text:p>GUM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atemala</text:p>
          </table:table-cell>
          <table:table-cell>
            <text:p>GT</text:p>
          </table:table-cell>
          <table:table-cell>
            <text:p>GTM</text:p>
          </table:table-cell>
          <table:table-cell>
            <text:p>Quetzal</text:p>
          </table:table-cell>
          <table:table-cell>
            <text:p>GTQ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ernsey</text:p>
          </table:table-cell>
          <table:table-cell>
            <text:p>GG</text:p>
          </table:table-cell>
          <table:table-cell>
            <text:p>GGY</text:p>
          </table:table-cell>
          <table:table-cell>
            <text:p>Pound Sterling</text:p>
          </table:table-cell>
          <table:table-cell>
            <text:p>GB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inea</text:p>
          </table:table-cell>
          <table:table-cell>
            <text:p>GN</text:p>
          </table:table-cell>
          <table:table-cell>
            <text:p>GIN</text:p>
          </table:table-cell>
          <table:table-cell>
            <text:p>Guinea Franc</text:p>
          </table:table-cell>
          <table:table-cell>
            <text:p>GN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inea-Bissau</text:p>
          </table:table-cell>
          <table:table-cell>
            <text:p>GW</text:p>
          </table:table-cell>
          <table:table-cell>
            <text:p>GNB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Guyana</text:p>
          </table:table-cell>
          <table:table-cell>
            <text:p>GY</text:p>
          </table:table-cell>
          <table:table-cell>
            <text:p>GUY</text:p>
          </table:table-cell>
          <table:table-cell>
            <text:p>Guyana Dollar</text:p>
          </table:table-cell>
          <table:table-cell>
            <text:p>GY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Haiti</text:p>
          </table:table-cell>
          <table:table-cell>
            <text:p>HT</text:p>
          </table:table-cell>
          <table:table-cell>
            <text:p>HTI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Heard &amp; McDonald Islands</text:p>
          </table:table-cell>
          <table:table-cell>
            <text:p>HM</text:p>
          </table:table-cell>
          <table:table-cell>
            <text:p>HMD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Honduras</text:p>
          </table:table-cell>
          <table:table-cell>
            <text:p>HN</text:p>
          </table:table-cell>
          <table:table-cell>
            <text:p>HND</text:p>
          </table:table-cell>
          <table:table-cell>
            <text:p>Lempira</text:p>
          </table:table-cell>
          <table:table-cell>
            <text:p>HN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Hong Kong</text:p>
          </table:table-cell>
          <table:table-cell>
            <text:p>HK</text:p>
          </table:table-cell>
          <table:table-cell>
            <text:p>HKG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Hungary</text:p>
          </table:table-cell>
          <table:table-cell>
            <text:p>HU</text:p>
          </table:table-cell>
          <table:table-cell>
            <text:p>HUN</text:p>
          </table:table-cell>
          <table:table-cell>
            <text:p>Forint</text:p>
          </table:table-cell>
          <table:table-cell>
            <text:p>HU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celand</text:p>
          </table:table-cell>
          <table:table-cell>
            <text:p>IS</text:p>
          </table:table-cell>
          <table:table-cell>
            <text:p>ISL</text:p>
          </table:table-cell>
          <table:table-cell>
            <text:p>Iceland Krona</text:p>
          </table:table-cell>
          <table:table-cell>
            <text:p>IS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ndia</text:p>
          </table:table-cell>
          <table:table-cell>
            <text:p>IN</text:p>
          </table:table-cell>
          <table:table-cell>
            <text:p>IND</text:p>
          </table:table-cell>
          <table:table-cell>
            <text:p>Indian Rupee</text:p>
          </table:table-cell>
          <table:table-cell>
            <text:p>IN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ndonesia</text:p>
          </table:table-cell>
          <table:table-cell>
            <text:p>ID</text:p>
          </table:table-cell>
          <table:table-cell>
            <text:p>IDN</text:p>
          </table:table-cell>
          <table:table-cell>
            <text:p>Rupiah</text:p>
          </table:table-cell>
          <table:table-cell>
            <text:p>ID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ran</text:p>
          </table:table-cell>
          <table:table-cell>
            <text:p>IR</text:p>
          </table:table-cell>
          <table:table-cell>
            <text:p>IRN</text:p>
          </table:table-cell>
          <table:table-cell>
            <text:p>Iranian Rial</text:p>
          </table:table-cell>
          <table:table-cell>
            <text:p>IR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raq</text:p>
          </table:table-cell>
          <table:table-cell>
            <text:p>IQ</text:p>
          </table:table-cell>
          <table:table-cell>
            <text:p>IRQ</text:p>
          </table:table-cell>
          <table:table-cell>
            <text:p>Iraqi Dinar</text:p>
          </table:table-cell>
          <table:table-cell>
            <text:p>IQ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reland</text:p>
          </table:table-cell>
          <table:table-cell>
            <text:p>IE</text:p>
          </table:table-cell>
          <table:table-cell>
            <text:p>IRL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sle of Man</text:p>
          </table:table-cell>
          <table:table-cell>
            <text:p>IM</text:p>
          </table:table-cell>
          <table:table-cell>
            <text:p>IMN</text:p>
          </table:table-cell>
          <table:table-cell>
            <text:p>Pound Sterling</text:p>
          </table:table-cell>
          <table:table-cell>
            <text:p>GB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srael</text:p>
          </table:table-cell>
          <table:table-cell>
            <text:p>IL</text:p>
          </table:table-cell>
          <table:table-cell>
            <text:p>ISR</text:p>
          </table:table-cell>
          <table:table-cell>
            <text:p>New Israeli Sheqel</text:p>
          </table:table-cell>
          <table:table-cell>
            <text:p>IL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Italy</text:p>
          </table:table-cell>
          <table:table-cell>
            <text:p>IT</text:p>
          </table:table-cell>
          <table:table-cell>
            <text:p>ITA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Jamaica</text:p>
          </table:table-cell>
          <table:table-cell>
            <text:p>JM</text:p>
          </table:table-cell>
          <table:table-cell>
            <text:p>JAM</text:p>
          </table:table-cell>
          <table:table-cell>
            <text:p>Jamaican Dollar</text:p>
          </table:table-cell>
          <table:table-cell>
            <text:p>JM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Japan</text:p>
          </table:table-cell>
          <table:table-cell>
            <text:p>JP</text:p>
          </table:table-cell>
          <table:table-cell>
            <text:p>JPN</text:p>
          </table:table-cell>
          <table:table-cell>
            <text:p>Yen</text:p>
          </table:table-cell>
          <table:table-cell>
            <text:p>JPY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Jersey</text:p>
          </table:table-cell>
          <table:table-cell>
            <text:p>JE</text:p>
          </table:table-cell>
          <table:table-cell>
            <text:p>JEY</text:p>
          </table:table-cell>
          <table:table-cell>
            <text:p>Pound Sterling</text:p>
          </table:table-cell>
          <table:table-cell>
            <text:p>GB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Jordan</text:p>
          </table:table-cell>
          <table:table-cell>
            <text:p>JO</text:p>
          </table:table-cell>
          <table:table-cell>
            <text:p>JOR</text:p>
          </table:table-cell>
          <table:table-cell>
            <text:p>Jordanian Dinar</text:p>
          </table:table-cell>
          <table:table-cell>
            <text:p>JO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Kazakhstan</text:p>
          </table:table-cell>
          <table:table-cell>
            <text:p>KZ</text:p>
          </table:table-cell>
          <table:table-cell>
            <text:p>KAZ</text:p>
          </table:table-cell>
          <table:table-cell>
            <text:p>Tenge</text:p>
          </table:table-cell>
          <table:table-cell>
            <text:p>KZT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Kenya</text:p>
          </table:table-cell>
          <table:table-cell>
            <text:p>KE</text:p>
          </table:table-cell>
          <table:table-cell>
            <text:p>KEN</text:p>
          </table:table-cell>
          <table:table-cell>
            <text:p>Kenyan Shilling</text:p>
          </table:table-cell>
          <table:table-cell>
            <text:p>KE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Kiribati</text:p>
          </table:table-cell>
          <table:table-cell>
            <text:p>KI</text:p>
          </table:table-cell>
          <table:table-cell>
            <text:p>KIR</text:p>
          </table:table-cell>
          <table:table-cell>
            <text:p>Australian Dollar</text:p>
          </table:table-cell>
          <table:table-cell>
            <text:p>AU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Kuwait</text:p>
          </table:table-cell>
          <table:table-cell>
            <text:p>KW</text:p>
          </table:table-cell>
          <table:table-cell>
            <text:p>KWT</text:p>
          </table:table-cell>
          <table:table-cell>
            <text:p>Kuwaiti Dinar</text:p>
          </table:table-cell>
          <table:table-cell>
            <text:p>KW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Kyrgyzstan</text:p>
          </table:table-cell>
          <table:table-cell>
            <text:p>KG</text:p>
          </table:table-cell>
          <table:table-cell>
            <text:p>KGZ</text:p>
          </table:table-cell>
          <table:table-cell>
            <text:p>Som</text:p>
          </table:table-cell>
          <table:table-cell>
            <text:p>KG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aos</text:p>
          </table:table-cell>
          <table:table-cell>
            <text:p>LA</text:p>
          </table:table-cell>
          <table:table-cell>
            <text:p>LAO</text:p>
          </table:table-cell>
          <table:table-cell>
            <text:p>Kip</text:p>
          </table:table-cell>
          <table:table-cell>
            <text:p>LA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atvia</text:p>
          </table:table-cell>
          <table:table-cell>
            <text:p>LV</text:p>
          </table:table-cell>
          <table:table-cell>
            <text:p>LVA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ebanon</text:p>
          </table:table-cell>
          <table:table-cell>
            <text:p>LB</text:p>
          </table:table-cell>
          <table:table-cell>
            <text:p>LBN</text:p>
          </table:table-cell>
          <table:table-cell>
            <text:p>Lebanese Pound</text:p>
          </table:table-cell>
          <table:table-cell>
            <text:p>LB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esotho</text:p>
          </table:table-cell>
          <table:table-cell>
            <text:p>LS</text:p>
          </table:table-cell>
          <table:table-cell>
            <text:p>LSO</text:p>
          </table:table-cell>
          <table:table-cell>
            <text:p>Rand</text:p>
          </table:table-cell>
          <table:table-cell>
            <text:p>ZA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iberia</text:p>
          </table:table-cell>
          <table:table-cell>
            <text:p>LR</text:p>
          </table:table-cell>
          <table:table-cell>
            <text:p>LBR</text:p>
          </table:table-cell>
          <table:table-cell>
            <text:p>Liberian Dollar</text:p>
          </table:table-cell>
          <table:table-cell>
            <text:p>LR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ibya</text:p>
          </table:table-cell>
          <table:table-cell>
            <text:p>LY</text:p>
          </table:table-cell>
          <table:table-cell>
            <text:p>LBY</text:p>
          </table:table-cell>
          <table:table-cell>
            <text:p>Libyan Dinar</text:p>
          </table:table-cell>
          <table:table-cell>
            <text:p>LY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iechtenstein</text:p>
          </table:table-cell>
          <table:table-cell>
            <text:p>LI</text:p>
          </table:table-cell>
          <table:table-cell>
            <text:p>LIE</text:p>
          </table:table-cell>
          <table:table-cell>
            <text:p>Swiss Franc</text:p>
          </table:table-cell>
          <table:table-cell>
            <text:p>CH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ithuania</text:p>
          </table:table-cell>
          <table:table-cell>
            <text:p>LT</text:p>
          </table:table-cell>
          <table:table-cell>
            <text:p>LTU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Luxembourg</text:p>
          </table:table-cell>
          <table:table-cell>
            <text:p>LU</text:p>
          </table:table-cell>
          <table:table-cell>
            <text:p>LUX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cau</text:p>
          </table:table-cell>
          <table:table-cell>
            <text:p>MO</text:p>
          </table:table-cell>
          <table:table-cell>
            <text:p>MAC</text:p>
          </table:table-cell>
          <table:table-cell>
            <text:p>Pataca</text:p>
          </table:table-cell>
          <table:table-cell>
            <text:p>MO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cedonia</text:p>
          </table:table-cell>
          <table:table-cell>
            <text:p>MK</text:p>
          </table:table-cell>
          <table:table-cell>
            <text:p>MKD</text:p>
          </table:table-cell>
          <table:table-cell>
            <text:p>Denar</text:p>
          </table:table-cell>
          <table:table-cell>
            <text:p>MK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dagascar</text:p>
          </table:table-cell>
          <table:table-cell>
            <text:p>MG</text:p>
          </table:table-cell>
          <table:table-cell>
            <text:p>MDG</text:p>
          </table:table-cell>
          <table:table-cell>
            <text:p>Malagasy Ariary</text:p>
          </table:table-cell>
          <table:table-cell>
            <text:p>MGA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lawi</text:p>
          </table:table-cell>
          <table:table-cell>
            <text:p>MW</text:p>
          </table:table-cell>
          <table:table-cell>
            <text:p>MWI</text:p>
          </table:table-cell>
          <table:table-cell>
            <text:p>Kwacha</text:p>
          </table:table-cell>
          <table:table-cell>
            <text:p>MW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laysia</text:p>
          </table:table-cell>
          <table:table-cell>
            <text:p>MY</text:p>
          </table:table-cell>
          <table:table-cell>
            <text:p>MYS</text:p>
          </table:table-cell>
          <table:table-cell>
            <text:p>Malaysian Ringgit</text:p>
          </table:table-cell>
          <table:table-cell>
            <text:p>MY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ldives</text:p>
          </table:table-cell>
          <table:table-cell>
            <text:p>MV</text:p>
          </table:table-cell>
          <table:table-cell>
            <text:p>MDV</text:p>
          </table:table-cell>
          <table:table-cell>
            <text:p>Rufiyaa</text:p>
          </table:table-cell>
          <table:table-cell>
            <text:p>MV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li</text:p>
          </table:table-cell>
          <table:table-cell>
            <text:p>ML</text:p>
          </table:table-cell>
          <table:table-cell>
            <text:p>MLI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lta</text:p>
          </table:table-cell>
          <table:table-cell>
            <text:p>MT</text:p>
          </table:table-cell>
          <table:table-cell>
            <text:p>MLT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rshall Islands</text:p>
          </table:table-cell>
          <table:table-cell>
            <text:p>MH</text:p>
          </table:table-cell>
          <table:table-cell>
            <text:p>MHL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rtinique</text:p>
          </table:table-cell>
          <table:table-cell>
            <text:p>MQ</text:p>
          </table:table-cell>
          <table:table-cell>
            <text:p>MTQ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uritania</text:p>
          </table:table-cell>
          <table:table-cell>
            <text:p>MR</text:p>
          </table:table-cell>
          <table:table-cell>
            <text:p>MRT</text:p>
          </table:table-cell>
          <table:table-cell>
            <text:p>Ouguiya</text:p>
          </table:table-cell>
          <table:table-cell>
            <text:p>MRO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uritius</text:p>
          </table:table-cell>
          <table:table-cell>
            <text:p>MU</text:p>
          </table:table-cell>
          <table:table-cell>
            <text:p>MUS</text:p>
          </table:table-cell>
          <table:table-cell>
            <text:p>Mauritius Rupee</text:p>
          </table:table-cell>
          <table:table-cell>
            <text:p>M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ayotte</text:p>
          </table:table-cell>
          <table:table-cell>
            <text:p>YT</text:p>
          </table:table-cell>
          <table:table-cell>
            <text:p>MYT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exico</text:p>
          </table:table-cell>
          <table:table-cell>
            <text:p>MX</text:p>
          </table:table-cell>
          <table:table-cell>
            <text:p>MEX</text:p>
          </table:table-cell>
          <table:table-cell>
            <text:p>Mexican Peso</text:p>
          </table:table-cell>
          <table:table-cell>
            <text:p>MX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icronesia</text:p>
          </table:table-cell>
          <table:table-cell>
            <text:p>FM</text:p>
          </table:table-cell>
          <table:table-cell>
            <text:p>FSM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ldova</text:p>
          </table:table-cell>
          <table:table-cell>
            <text:p>MD</text:p>
          </table:table-cell>
          <table:table-cell>
            <text:p>MDA</text:p>
          </table:table-cell>
          <table:table-cell>
            <text:p>Moldovan Leu</text:p>
          </table:table-cell>
          <table:table-cell>
            <text:p>MD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naco</text:p>
          </table:table-cell>
          <table:table-cell>
            <text:p>MC</text:p>
          </table:table-cell>
          <table:table-cell>
            <text:p>MCO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ngolia</text:p>
          </table:table-cell>
          <table:table-cell>
            <text:p>MN</text:p>
          </table:table-cell>
          <table:table-cell>
            <text:p>MNG</text:p>
          </table:table-cell>
          <table:table-cell>
            <text:p>Tugrik</text:p>
          </table:table-cell>
          <table:table-cell>
            <text:p>MNT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ntenegro</text:p>
          </table:table-cell>
          <table:table-cell>
            <text:p>ME</text:p>
          </table:table-cell>
          <table:table-cell>
            <text:p>MNE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ntserrat</text:p>
          </table:table-cell>
          <table:table-cell>
            <text:p>MS</text:p>
          </table:table-cell>
          <table:table-cell>
            <text:p>MSR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rocco</text:p>
          </table:table-cell>
          <table:table-cell>
            <text:p>MA</text:p>
          </table:table-cell>
          <table:table-cell>
            <text:p>MAR</text:p>
          </table:table-cell>
          <table:table-cell>
            <text:p>Moroccan Dirham</text:p>
          </table:table-cell>
          <table:table-cell>
            <text:p>MA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ozambique</text:p>
          </table:table-cell>
          <table:table-cell>
            <text:p>MZ</text:p>
          </table:table-cell>
          <table:table-cell>
            <text:p>MOZ</text:p>
          </table:table-cell>
          <table:table-cell>
            <text:p>Mozambique Metical</text:p>
          </table:table-cell>
          <table:table-cell>
            <text:p>MZ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Myanmar</text:p>
          </table:table-cell>
          <table:table-cell>
            <text:p>MM</text:p>
          </table:table-cell>
          <table:table-cell>
            <text:p>MMR</text:p>
          </table:table-cell>
          <table:table-cell>
            <text:p>Kyat</text:p>
          </table:table-cell>
          <table:table-cell>
            <text:p>MM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amibia</text:p>
          </table:table-cell>
          <table:table-cell>
            <text:p>NA</text:p>
          </table:table-cell>
          <table:table-cell>
            <text:p>NAM</text:p>
          </table:table-cell>
          <table:table-cell>
            <text:p>Rand</text:p>
          </table:table-cell>
          <table:table-cell>
            <text:p>ZA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auru</text:p>
          </table:table-cell>
          <table:table-cell>
            <text:p>NR</text:p>
          </table:table-cell>
          <table:table-cell>
            <text:p>NRU</text:p>
          </table:table-cell>
          <table:table-cell>
            <text:p>Australian Dollar</text:p>
          </table:table-cell>
          <table:table-cell>
            <text:p>AU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epal</text:p>
          </table:table-cell>
          <table:table-cell>
            <text:p>NP</text:p>
          </table:table-cell>
          <table:table-cell>
            <text:p>NPL</text:p>
          </table:table-cell>
          <table:table-cell>
            <text:p>Nepalese Rupee</text:p>
          </table:table-cell>
          <table:table-cell>
            <text:p>NP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etherlands</text:p>
          </table:table-cell>
          <table:table-cell>
            <text:p>NL</text:p>
          </table:table-cell>
          <table:table-cell>
            <text:p>NLD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ew Caledonia</text:p>
          </table:table-cell>
          <table:table-cell>
            <text:p>NC</text:p>
          </table:table-cell>
          <table:table-cell>
            <text:p>NCL</text:p>
          </table:table-cell>
          <table:table-cell>
            <text:p>CFP Franc</text:p>
          </table:table-cell>
          <table:table-cell>
            <text:p>XP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ew Zealand</text:p>
          </table:table-cell>
          <table:table-cell>
            <text:p>NZ</text:p>
          </table:table-cell>
          <table:table-cell>
            <text:p>NZL</text:p>
          </table:table-cell>
          <table:table-cell>
            <text:p>New Zealand Dollar</text:p>
          </table:table-cell>
          <table:table-cell>
            <text:p>N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icaragua</text:p>
          </table:table-cell>
          <table:table-cell>
            <text:p>NI</text:p>
          </table:table-cell>
          <table:table-cell>
            <text:p>NIC</text:p>
          </table:table-cell>
          <table:table-cell>
            <text:p>Cordoba Oro</text:p>
          </table:table-cell>
          <table:table-cell>
            <text:p>NIO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iger</text:p>
          </table:table-cell>
          <table:table-cell>
            <text:p>NE</text:p>
          </table:table-cell>
          <table:table-cell>
            <text:p>NER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igeria</text:p>
          </table:table-cell>
          <table:table-cell>
            <text:p>NG</text:p>
          </table:table-cell>
          <table:table-cell>
            <text:p>NGA</text:p>
          </table:table-cell>
          <table:table-cell>
            <text:p>Naira</text:p>
          </table:table-cell>
          <table:table-cell>
            <text:p>NG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iue</text:p>
          </table:table-cell>
          <table:table-cell>
            <text:p>NU</text:p>
          </table:table-cell>
          <table:table-cell>
            <text:p>NIU</text:p>
          </table:table-cell>
          <table:table-cell>
            <text:p>New Zealand Dollar</text:p>
          </table:table-cell>
          <table:table-cell>
            <text:p>N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orfolk Island</text:p>
          </table:table-cell>
          <table:table-cell>
            <text:p>NF</text:p>
          </table:table-cell>
          <table:table-cell>
            <text:p>NFK</text:p>
          </table:table-cell>
          <table:table-cell>
            <text:p>Australian Dollar</text:p>
          </table:table-cell>
          <table:table-cell>
            <text:p>AU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orth Korea</text:p>
          </table:table-cell>
          <table:table-cell>
            <text:p>KP</text:p>
          </table:table-cell>
          <table:table-cell>
            <text:p>PRK</text:p>
          </table:table-cell>
          <table:table-cell>
            <text:p>North Korean Won</text:p>
          </table:table-cell>
          <table:table-cell>
            <text:p>KPW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orthern Mariana Islands</text:p>
          </table:table-cell>
          <table:table-cell>
            <text:p>MP</text:p>
          </table:table-cell>
          <table:table-cell>
            <text:p>MNP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Norway</text:p>
          </table:table-cell>
          <table:table-cell>
            <text:p>NO</text:p>
          </table:table-cell>
          <table:table-cell>
            <text:p>NOR</text:p>
          </table:table-cell>
          <table:table-cell>
            <text:p>Norwegian Krone</text:p>
          </table:table-cell>
          <table:table-cell>
            <text:p>NO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Oman</text:p>
          </table:table-cell>
          <table:table-cell>
            <text:p>OM</text:p>
          </table:table-cell>
          <table:table-cell>
            <text:p>OMN</text:p>
          </table:table-cell>
          <table:table-cell>
            <text:p>Rial Omani</text:p>
          </table:table-cell>
          <table:table-cell>
            <text:p>OM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akistan</text:p>
          </table:table-cell>
          <table:table-cell>
            <text:p>PK</text:p>
          </table:table-cell>
          <table:table-cell>
            <text:p>PAK</text:p>
          </table:table-cell>
          <table:table-cell>
            <text:p>Pakistan Rupee</text:p>
          </table:table-cell>
          <table:table-cell>
            <text:p>PK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alau</text:p>
          </table:table-cell>
          <table:table-cell>
            <text:p>PW</text:p>
          </table:table-cell>
          <table:table-cell>
            <text:p>PLW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alestine</text:p>
          </table:table-cell>
          <table:table-cell>
            <text:p>PS</text:p>
          </table:table-cell>
          <table:table-cell>
            <text:p>PSE</text:p>
          </table:table-cell>
          <table:table-cell>
            <text:p>No universal currency</text:p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anama</text:p>
          </table:table-cell>
          <table:table-cell>
            <text:p>PA</text:p>
          </table:table-cell>
          <table:table-cell>
            <text:p>PAN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apua New Guinea</text:p>
          </table:table-cell>
          <table:table-cell>
            <text:p>PG</text:p>
          </table:table-cell>
          <table:table-cell>
            <text:p>PNG</text:p>
          </table:table-cell>
          <table:table-cell>
            <text:p>Kina</text:p>
          </table:table-cell>
          <table:table-cell>
            <text:p>PG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araguay</text:p>
          </table:table-cell>
          <table:table-cell>
            <text:p>PY</text:p>
          </table:table-cell>
          <table:table-cell>
            <text:p>PRY</text:p>
          </table:table-cell>
          <table:table-cell>
            <text:p>Guarani</text:p>
          </table:table-cell>
          <table:table-cell>
            <text:p>PYG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eru</text:p>
          </table:table-cell>
          <table:table-cell>
            <text:p>PE</text:p>
          </table:table-cell>
          <table:table-cell>
            <text:p>PER</text:p>
          </table:table-cell>
          <table:table-cell>
            <text:p>Nuevo Sol</text:p>
          </table:table-cell>
          <table:table-cell>
            <text:p>PE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hilippines</text:p>
          </table:table-cell>
          <table:table-cell>
            <text:p>PH</text:p>
          </table:table-cell>
          <table:table-cell>
            <text:p>PHL</text:p>
          </table:table-cell>
          <table:table-cell>
            <text:p>Philippine Peso</text:p>
          </table:table-cell>
          <table:table-cell>
            <text:p>PH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itcairn Islands</text:p>
          </table:table-cell>
          <table:table-cell>
            <text:p>PN</text:p>
          </table:table-cell>
          <table:table-cell>
            <text:p>PCN</text:p>
          </table:table-cell>
          <table:table-cell>
            <text:p>New Zealand Dollar</text:p>
          </table:table-cell>
          <table:table-cell>
            <text:p>N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oland</text:p>
          </table:table-cell>
          <table:table-cell>
            <text:p>PL</text:p>
          </table:table-cell>
          <table:table-cell>
            <text:p>POL</text:p>
          </table:table-cell>
          <table:table-cell>
            <text:p>Zloty</text:p>
          </table:table-cell>
          <table:table-cell>
            <text:p>PL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ortugal</text:p>
          </table:table-cell>
          <table:table-cell>
            <text:p>PT</text:p>
          </table:table-cell>
          <table:table-cell>
            <text:p>PRT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Puerto Rico</text:p>
          </table:table-cell>
          <table:table-cell>
            <text:p>PR</text:p>
          </table:table-cell>
          <table:table-cell>
            <text:p>PRI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Qatar</text:p>
          </table:table-cell>
          <table:table-cell>
            <text:p>QA</text:p>
          </table:table-cell>
          <table:table-cell>
            <text:p>QAT</text:p>
          </table:table-cell>
          <table:table-cell>
            <text:p>Qatari Rial</text:p>
          </table:table-cell>
          <table:table-cell>
            <text:p>QA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Romania</text:p>
          </table:table-cell>
          <table:table-cell>
            <text:p>RO</text:p>
          </table:table-cell>
          <table:table-cell>
            <text:p>ROU</text:p>
          </table:table-cell>
          <table:table-cell>
            <text:p>New Romanian Leu</text:p>
          </table:table-cell>
          <table:table-cell>
            <text:p>RON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Russia</text:p>
          </table:table-cell>
          <table:table-cell>
            <text:p>RU</text:p>
          </table:table-cell>
          <table:table-cell>
            <text:p>RUS</text:p>
          </table:table-cell>
          <table:table-cell>
            <text:p>Russian Ruble</text:p>
          </table:table-cell>
          <table:table-cell>
            <text:p>RUB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Rwanda</text:p>
          </table:table-cell>
          <table:table-cell>
            <text:p>RW</text:p>
          </table:table-cell>
          <table:table-cell>
            <text:p>RWA</text:p>
          </table:table-cell>
          <table:table-cell>
            <text:p>Rwanda Franc</text:p>
          </table:table-cell>
          <table:table-cell>
            <text:p>RW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Réunion</text:p>
          </table:table-cell>
          <table:table-cell>
            <text:p>RE</text:p>
          </table:table-cell>
          <table:table-cell>
            <text:p>REU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amoa</text:p>
          </table:table-cell>
          <table:table-cell>
            <text:p>WS</text:p>
          </table:table-cell>
          <table:table-cell>
            <text:p>WSM</text:p>
          </table:table-cell>
          <table:table-cell>
            <text:p>Tala</text:p>
          </table:table-cell>
          <table:table-cell>
            <text:p>WST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an Marino</text:p>
          </table:table-cell>
          <table:table-cell>
            <text:p>SM</text:p>
          </table:table-cell>
          <table:table-cell>
            <text:p>SMR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audi Arabia</text:p>
          </table:table-cell>
          <table:table-cell>
            <text:p>SA</text:p>
          </table:table-cell>
          <table:table-cell>
            <text:p>SAU</text:p>
          </table:table-cell>
          <table:table-cell>
            <text:p>Saudi Riyal</text:p>
          </table:table-cell>
          <table:table-cell>
            <text:p>SA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enegal</text:p>
          </table:table-cell>
          <table:table-cell>
            <text:p>SN</text:p>
          </table:table-cell>
          <table:table-cell>
            <text:p>SEN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erbia</text:p>
          </table:table-cell>
          <table:table-cell>
            <text:p>RS</text:p>
          </table:table-cell>
          <table:table-cell>
            <text:p>SRB</text:p>
          </table:table-cell>
          <table:table-cell>
            <text:p>Serbian Dinar</text:p>
          </table:table-cell>
          <table:table-cell>
            <text:p>R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eychelles</text:p>
          </table:table-cell>
          <table:table-cell>
            <text:p>SC</text:p>
          </table:table-cell>
          <table:table-cell>
            <text:p>SYC</text:p>
          </table:table-cell>
          <table:table-cell>
            <text:p>Seychelles Rupee</text:p>
          </table:table-cell>
          <table:table-cell>
            <text:p>SC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ierra Leone</text:p>
          </table:table-cell>
          <table:table-cell>
            <text:p>SL</text:p>
          </table:table-cell>
          <table:table-cell>
            <text:p>SLE</text:p>
          </table:table-cell>
          <table:table-cell>
            <text:p>Leone</text:p>
          </table:table-cell>
          <table:table-cell>
            <text:p>SL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ingapore</text:p>
          </table:table-cell>
          <table:table-cell>
            <text:p>SG</text:p>
          </table:table-cell>
          <table:table-cell>
            <text:p>SGP</text:p>
          </table:table-cell>
          <table:table-cell>
            <text:p>Singapore Dollar</text:p>
          </table:table-cell>
          <table:table-cell>
            <text:p>SG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int Maarten</text:p>
          </table:table-cell>
          <table:table-cell>
            <text:p>SX</text:p>
          </table:table-cell>
          <table:table-cell>
            <text:p>SXM</text:p>
          </table:table-cell>
          <table:table-cell>
            <text:p>Netherlands Antillean Guilder</text:p>
          </table:table-cell>
          <table:table-cell>
            <text:p>ANG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lovakia</text:p>
          </table:table-cell>
          <table:table-cell>
            <text:p>SK</text:p>
          </table:table-cell>
          <table:table-cell>
            <text:p>SVK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lovenia</text:p>
          </table:table-cell>
          <table:table-cell>
            <text:p>SI</text:p>
          </table:table-cell>
          <table:table-cell>
            <text:p>SVN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olomon Islands</text:p>
          </table:table-cell>
          <table:table-cell>
            <text:p>SB</text:p>
          </table:table-cell>
          <table:table-cell>
            <text:p>SLB</text:p>
          </table:table-cell>
          <table:table-cell>
            <text:p>Solomon Islands Dollar</text:p>
          </table:table-cell>
          <table:table-cell>
            <text:p>SB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omalia</text:p>
          </table:table-cell>
          <table:table-cell>
            <text:p>SO</text:p>
          </table:table-cell>
          <table:table-cell>
            <text:p>SOM</text:p>
          </table:table-cell>
          <table:table-cell>
            <text:p>Somali Shilling</text:p>
          </table:table-cell>
          <table:table-cell>
            <text:p>SO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outh Africa</text:p>
          </table:table-cell>
          <table:table-cell>
            <text:p>ZA</text:p>
          </table:table-cell>
          <table:table-cell>
            <text:p>ZAF</text:p>
          </table:table-cell>
          <table:table-cell>
            <text:p>Rand</text:p>
          </table:table-cell>
          <table:table-cell>
            <text:p>ZA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outh Georgia &amp; South Sandwich Islands</text:p>
          </table:table-cell>
          <table:table-cell>
            <text:p>GS</text:p>
          </table:table-cell>
          <table:table-cell>
            <text:p>SGS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outh Korea</text:p>
          </table:table-cell>
          <table:table-cell>
            <text:p>KR</text:p>
          </table:table-cell>
          <table:table-cell>
            <text:p>KOR</text:p>
          </table:table-cell>
          <table:table-cell>
            <text:p>Won</text:p>
          </table:table-cell>
          <table:table-cell>
            <text:p>KRW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outh Sudan</text:p>
          </table:table-cell>
          <table:table-cell>
            <text:p>SS</text:p>
          </table:table-cell>
          <table:table-cell>
            <text:p>SSD</text:p>
          </table:table-cell>
          <table:table-cell>
            <text:p>South Sudanese Pound</text:p>
          </table:table-cell>
          <table:table-cell>
            <text:p>SS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pain</text:p>
          </table:table-cell>
          <table:table-cell>
            <text:p>ES</text:p>
          </table:table-cell>
          <table:table-cell>
            <text:p>ESP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ri Lanka</text:p>
          </table:table-cell>
          <table:table-cell>
            <text:p>LK</text:p>
          </table:table-cell>
          <table:table-cell>
            <text:p>LKA</text:p>
          </table:table-cell>
          <table:table-cell>
            <text:p>Sri Lanka Rupee</text:p>
          </table:table-cell>
          <table:table-cell>
            <text:p>LK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Barthélemy</text:p>
          </table:table-cell>
          <table:table-cell>
            <text:p>BL</text:p>
          </table:table-cell>
          <table:table-cell>
            <text:p>BLM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Helena</text:p>
          </table:table-cell>
          <table:table-cell>
            <text:p>SH</text:p>
          </table:table-cell>
          <table:table-cell>
            <text:p>SHN</text:p>
          </table:table-cell>
          <table:table-cell>
            <text:p>Saint Helena Pound</text:p>
          </table:table-cell>
          <table:table-cell>
            <text:p>SH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Kitts &amp; Nevis</text:p>
          </table:table-cell>
          <table:table-cell>
            <text:p>KN</text:p>
          </table:table-cell>
          <table:table-cell>
            <text:p>KNA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Lucia</text:p>
          </table:table-cell>
          <table:table-cell>
            <text:p>LC</text:p>
          </table:table-cell>
          <table:table-cell>
            <text:p>LCA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Martin</text:p>
          </table:table-cell>
          <table:table-cell>
            <text:p>MF</text:p>
          </table:table-cell>
          <table:table-cell>
            <text:p>MAF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Pierre &amp; Miquelon</text:p>
          </table:table-cell>
          <table:table-cell>
            <text:p>PM</text:p>
          </table:table-cell>
          <table:table-cell>
            <text:p>SPM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t. Vincent &amp; Grenadines</text:p>
          </table:table-cell>
          <table:table-cell>
            <text:p>VC</text:p>
          </table:table-cell>
          <table:table-cell>
            <text:p>VCT</text:p>
          </table:table-cell>
          <table:table-cell>
            <text:p>East Caribbean Dollar</text:p>
          </table:table-cell>
          <table:table-cell>
            <text:p>XC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udan</text:p>
          </table:table-cell>
          <table:table-cell>
            <text:p>SD</text:p>
          </table:table-cell>
          <table:table-cell>
            <text:p>SDN</text:p>
          </table:table-cell>
          <table:table-cell>
            <text:p>Sudanese Pound</text:p>
          </table:table-cell>
          <table:table-cell>
            <text:p>SDG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uriname</text:p>
          </table:table-cell>
          <table:table-cell>
            <text:p>SR</text:p>
          </table:table-cell>
          <table:table-cell>
            <text:p>SUR</text:p>
          </table:table-cell>
          <table:table-cell>
            <text:p>Surinam Dollar</text:p>
          </table:table-cell>
          <table:table-cell>
            <text:p>SR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valbard &amp; Jan Mayen</text:p>
          </table:table-cell>
          <table:table-cell>
            <text:p>SJ</text:p>
          </table:table-cell>
          <table:table-cell>
            <text:p>SJM</text:p>
          </table:table-cell>
          <table:table-cell>
            <text:p>Norwegian Krone</text:p>
          </table:table-cell>
          <table:table-cell>
            <text:p>NO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waziland</text:p>
          </table:table-cell>
          <table:table-cell>
            <text:p>SZ</text:p>
          </table:table-cell>
          <table:table-cell>
            <text:p>SWZ</text:p>
          </table:table-cell>
          <table:table-cell>
            <text:p>Lilangeni</text:p>
          </table:table-cell>
          <table:table-cell>
            <text:p>SZ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weden</text:p>
          </table:table-cell>
          <table:table-cell>
            <text:p>SE</text:p>
          </table:table-cell>
          <table:table-cell>
            <text:p>SWE</text:p>
          </table:table-cell>
          <table:table-cell>
            <text:p>Swedish Krona</text:p>
          </table:table-cell>
          <table:table-cell>
            <text:p>SEK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witzerland</text:p>
          </table:table-cell>
          <table:table-cell>
            <text:p>CH</text:p>
          </table:table-cell>
          <table:table-cell>
            <text:p>CHE</text:p>
          </table:table-cell>
          <table:table-cell>
            <text:p>Swiss Franc</text:p>
          </table:table-cell>
          <table:table-cell>
            <text:p>CH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yria</text:p>
          </table:table-cell>
          <table:table-cell>
            <text:p>SY</text:p>
          </table:table-cell>
          <table:table-cell>
            <text:p>SYR</text:p>
          </table:table-cell>
          <table:table-cell>
            <text:p>Syrian Pound</text:p>
          </table:table-cell>
          <table:table-cell>
            <text:p>SY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São Tomé &amp; Príncipe</text:p>
          </table:table-cell>
          <table:table-cell>
            <text:p>ST</text:p>
          </table:table-cell>
          <table:table-cell>
            <text:p>STP</text:p>
          </table:table-cell>
          <table:table-cell>
            <text:p>Dobra</text:p>
          </table:table-cell>
          <table:table-cell>
            <text:p>ST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aiwan</text:p>
          </table:table-cell>
          <table:table-cell>
            <text:p>TW</text:p>
          </table:table-cell>
          <table:table-cell>
            <text:p>TWN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ajikistan</text:p>
          </table:table-cell>
          <table:table-cell>
            <text:p>TJ</text:p>
          </table:table-cell>
          <table:table-cell>
            <text:p>TJK</text:p>
          </table:table-cell>
          <table:table-cell>
            <text:p>Somoni</text:p>
          </table:table-cell>
          <table:table-cell>
            <text:p>TJ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anzania</text:p>
          </table:table-cell>
          <table:table-cell>
            <text:p>TZ</text:p>
          </table:table-cell>
          <table:table-cell>
            <text:p>TZA</text:p>
          </table:table-cell>
          <table:table-cell>
            <text:p>Tanzanian Shilling</text:p>
          </table:table-cell>
          <table:table-cell>
            <text:p>TZ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hailand</text:p>
          </table:table-cell>
          <table:table-cell>
            <text:p>TH</text:p>
          </table:table-cell>
          <table:table-cell>
            <text:p>THA</text:p>
          </table:table-cell>
          <table:table-cell>
            <text:p>Baht</text:p>
          </table:table-cell>
          <table:table-cell>
            <text:p>THB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imor-Leste</text:p>
          </table:table-cell>
          <table:table-cell>
            <text:p>TL</text:p>
          </table:table-cell>
          <table:table-cell>
            <text:p>TLS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ogo</text:p>
          </table:table-cell>
          <table:table-cell>
            <text:p>TG</text:p>
          </table:table-cell>
          <table:table-cell>
            <text:p>TGO</text:p>
          </table:table-cell>
          <table:table-cell>
            <text:p>CFA Franc BCEAO</text:p>
          </table:table-cell>
          <table:table-cell>
            <text:p>XO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okelau</text:p>
          </table:table-cell>
          <table:table-cell>
            <text:p>TK</text:p>
          </table:table-cell>
          <table:table-cell>
            <text:p>TKL</text:p>
          </table:table-cell>
          <table:table-cell>
            <text:p>New Zealand Dollar</text:p>
          </table:table-cell>
          <table:table-cell>
            <text:p>NZ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onga</text:p>
          </table:table-cell>
          <table:table-cell>
            <text:p>TO</text:p>
          </table:table-cell>
          <table:table-cell>
            <text:p>TON</text:p>
          </table:table-cell>
          <table:table-cell>
            <text:p>Pa’anga</text:p>
          </table:table-cell>
          <table:table-cell>
            <text:p>TO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rinidad &amp; Tobago</text:p>
          </table:table-cell>
          <table:table-cell>
            <text:p>TT</text:p>
          </table:table-cell>
          <table:table-cell>
            <text:p>TTO</text:p>
          </table:table-cell>
          <table:table-cell>
            <text:p>Trinidad and Tobago Dollar</text:p>
          </table:table-cell>
          <table:table-cell>
            <text:p>TT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unisia</text:p>
          </table:table-cell>
          <table:table-cell>
            <text:p>TN</text:p>
          </table:table-cell>
          <table:table-cell>
            <text:p>TUN</text:p>
          </table:table-cell>
          <table:table-cell>
            <text:p>Tunisian Dinar</text:p>
          </table:table-cell>
          <table:table-cell>
            <text:p>TN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urkey</text:p>
          </table:table-cell>
          <table:table-cell>
            <text:p>TR</text:p>
          </table:table-cell>
          <table:table-cell>
            <text:p>TUR</text:p>
          </table:table-cell>
          <table:table-cell>
            <text:p>Turkish Lira</text:p>
          </table:table-cell>
          <table:table-cell>
            <text:p>TRY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urkmenistan</text:p>
          </table:table-cell>
          <table:table-cell>
            <text:p>TM</text:p>
          </table:table-cell>
          <table:table-cell>
            <text:p>TKM</text:p>
          </table:table-cell>
          <table:table-cell>
            <text:p>Turkmenistan New Manat</text:p>
          </table:table-cell>
          <table:table-cell>
            <text:p>TMT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urks &amp; Caicos Islands</text:p>
          </table:table-cell>
          <table:table-cell>
            <text:p>TC</text:p>
          </table:table-cell>
          <table:table-cell>
            <text:p>TCA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Tuvalu</text:p>
          </table:table-cell>
          <table:table-cell>
            <text:p>TV</text:p>
          </table:table-cell>
          <table:table-cell>
            <text:p>TUV</text:p>
          </table:table-cell>
          <table:table-cell>
            <text:p>Australian Dollar</text:p>
          </table:table-cell>
          <table:table-cell>
            <text:p>AU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.S. Outlying Islands</text:p>
          </table:table-cell>
          <table:table-cell>
            <text:p>UM</text:p>
          </table:table-cell>
          <table:table-cell>
            <text:p>UMI</text:p>
          </table:table-cell>
          <table:table-cell>
            <text:p/>
          </table:table-cell>
          <table:table-cell>
            <text:p/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.S. Virgin Islands</text:p>
          </table:table-cell>
          <table:table-cell>
            <text:p>VI</text:p>
          </table:table-cell>
          <table:table-cell>
            <text:p>VIR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K</text:p>
          </table:table-cell>
          <table:table-cell>
            <text:p>GB</text:p>
          </table:table-cell>
          <table:table-cell>
            <text:p>GBR</text:p>
          </table:table-cell>
          <table:table-cell>
            <text:p>Pound Sterling</text:p>
          </table:table-cell>
          <table:table-cell>
            <text:p>GBP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S</text:p>
          </table:table-cell>
          <table:table-cell>
            <text:p>US</text:p>
          </table:table-cell>
          <table:table-cell>
            <text:p>USA</text:p>
          </table:table-cell>
          <table:table-cell>
            <text:p>US Dollar</text:p>
          </table:table-cell>
          <table:table-cell>
            <text:p>US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ganda</text:p>
          </table:table-cell>
          <table:table-cell>
            <text:p>UG</text:p>
          </table:table-cell>
          <table:table-cell>
            <text:p>UGA</text:p>
          </table:table-cell>
          <table:table-cell>
            <text:p>Uganda Shilling</text:p>
          </table:table-cell>
          <table:table-cell>
            <text:p>UGX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kraine</text:p>
          </table:table-cell>
          <table:table-cell>
            <text:p>UA</text:p>
          </table:table-cell>
          <table:table-cell>
            <text:p>UKR</text:p>
          </table:table-cell>
          <table:table-cell>
            <text:p>Hryvnia</text:p>
          </table:table-cell>
          <table:table-cell>
            <text:p>UAH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nited Arab Emirates</text:p>
          </table:table-cell>
          <table:table-cell>
            <text:p>AE</text:p>
          </table:table-cell>
          <table:table-cell>
            <text:p>ARE</text:p>
          </table:table-cell>
          <table:table-cell>
            <text:p>UAE Dirham</text:p>
          </table:table-cell>
          <table:table-cell>
            <text:p>AE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ruguay</text:p>
          </table:table-cell>
          <table:table-cell>
            <text:p>UY</text:p>
          </table:table-cell>
          <table:table-cell>
            <text:p>URY</text:p>
          </table:table-cell>
          <table:table-cell>
            <text:p>Peso Uruguayo</text:p>
          </table:table-cell>
          <table:table-cell>
            <text:p>UYU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Uzbekistan</text:p>
          </table:table-cell>
          <table:table-cell>
            <text:p>UZ</text:p>
          </table:table-cell>
          <table:table-cell>
            <text:p>UZB</text:p>
          </table:table-cell>
          <table:table-cell>
            <text:p>Uzbekistan Sum</text:p>
          </table:table-cell>
          <table:table-cell>
            <text:p>UZS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Vanuatu</text:p>
          </table:table-cell>
          <table:table-cell>
            <text:p>VU</text:p>
          </table:table-cell>
          <table:table-cell>
            <text:p>VUT</text:p>
          </table:table-cell>
          <table:table-cell>
            <text:p>Vatu</text:p>
          </table:table-cell>
          <table:table-cell>
            <text:p>VUV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Vatican City</text:p>
          </table:table-cell>
          <table:table-cell>
            <text:p>VA</text:p>
          </table:table-cell>
          <table:table-cell>
            <text:p>VAT</text:p>
          </table:table-cell>
          <table:table-cell>
            <text:p>Euro</text:p>
          </table:table-cell>
          <table:table-cell>
            <text:p>EU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Venezuela</text:p>
          </table:table-cell>
          <table:table-cell>
            <text:p>VE</text:p>
          </table:table-cell>
          <table:table-cell>
            <text:p>VEN</text:p>
          </table:table-cell>
          <table:table-cell>
            <text:p>Bolivar</text:p>
          </table:table-cell>
          <table:table-cell>
            <text:p>VE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Vietnam</text:p>
          </table:table-cell>
          <table:table-cell>
            <text:p>VN</text:p>
          </table:table-cell>
          <table:table-cell>
            <text:p>VNM</text:p>
          </table:table-cell>
          <table:table-cell>
            <text:p>Dong</text:p>
          </table:table-cell>
          <table:table-cell>
            <text:p>VN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Wallis &amp; Futuna</text:p>
          </table:table-cell>
          <table:table-cell>
            <text:p>WF</text:p>
          </table:table-cell>
          <table:table-cell>
            <text:p>WLF</text:p>
          </table:table-cell>
          <table:table-cell>
            <text:p>CFP Franc</text:p>
          </table:table-cell>
          <table:table-cell>
            <text:p>XPF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Western Sahara</text:p>
          </table:table-cell>
          <table:table-cell>
            <text:p>EH</text:p>
          </table:table-cell>
          <table:table-cell>
            <text:p>ESH</text:p>
          </table:table-cell>
          <table:table-cell>
            <text:p>Moroccan Dirham</text:p>
          </table:table-cell>
          <table:table-cell>
            <text:p>MAD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Yemen</text:p>
          </table:table-cell>
          <table:table-cell>
            <text:p>YE</text:p>
          </table:table-cell>
          <table:table-cell>
            <text:p>YEM</text:p>
          </table:table-cell>
          <table:table-cell>
            <text:p>Yemeni Rial</text:p>
          </table:table-cell>
          <table:table-cell>
            <text:p>YER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Zambia</text:p>
          </table:table-cell>
          <table:table-cell>
            <text:p>ZM</text:p>
          </table:table-cell>
          <table:table-cell>
            <text:p>ZMB</text:p>
          </table:table-cell>
          <table:table-cell>
            <text:p>Zambian Kwacha</text:p>
          </table:table-cell>
          <table:table-cell>
            <text:p>ZMW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Zimbabwe</text:p>
          </table:table-cell>
          <table:table-cell>
            <text:p>ZW</text:p>
          </table:table-cell>
          <table:table-cell>
            <text:p>ZWE</text:p>
          </table:table-cell>
          <table:table-cell>
            <text:p>Zimbabwe Dollar</text:p>
          </table:table-cell>
          <table:table-cell>
            <text:p>ZWL</text:p>
          </table:table-cell>
        </table:table-row>
        <table:table-column/>
        <table:table-column/>
        <table:table-column/>
        <table:table-column/>
        <table:table-column/>
        <table:table-row table:default-cell-style-name="bold" table:style-name="bold">
          <table:table-cell>
            <text:p>Åland Islands</text:p>
          </table:table-cell>
          <table:table-cell>
            <text:p>AX</text:p>
          </table:table-cell>
          <table:table-cell>
            <text:p>ALA</text:p>
          </table:table-cell>
          <table:table-cell>
            <text:p>Euro</text:p>
          </table:table-cell>
          <table:table-cell>
            <text:p>EUR</text:p>
          </table:table-cell>
        </table:table-row>
      </table:table>
    </office:spreadsheet>
  </office:body>
</office:document-content>
</file>

<file path=styles.xml><?xml version="1.0" encoding="utf-8"?>
<office:document-styles xmlns:manifest="urn:oasis:names:tc:opendocument:xmlns:manifest:1.0" xmlns:text="urn:oasis:names:tc:opendocument:xmlns:text:1.0" xmlns:table="urn:oasis:names:tc:opendocument:xmlns:table:1.0" xmlns:meta="urn:oasis:names:tc:opendocument:xmlns:meta:1.0" xmlns:style="urn:oasis:names:tc:opendocument:xmlns:style:1.0" xmlns:fo="urn:oasis:names:tc:opendocument:xmlns:xsl-fo-compatible:1.0" xmlns:office="urn:oasis:names:tc:opendocument:xmlns:office:1.0" office:version="1.1">
  <office:styles/>
  <office:automatic-styles/>
</office:document-styles>
</file>

<file path=meta.xml><?xml version="1.0" encoding="utf-8"?>
<office:document-meta xmlns:manifest="urn:oasis:names:tc:opendocument:xmlns:manifest:1.0" xmlns:text="urn:oasis:names:tc:opendocument:xmlns:text:1.0" xmlns:table="urn:oasis:names:tc:opendocument:xmlns:table:1.0" xmlns:presentation="urn:oasis:names:tc:opendocument:xmlns:presentation:1.0" xmlns:meta="urn:oasis:names:tc:opendocument:xmlns:meta:1.0" xmlns:style="urn:oasis:names:tc:opendocument:xmlns:style:1.0" xmlns:fo="urn:oasis:names:tc:opendocument:xmlns:xsl-fo-compatible:1.0" xmlns:office="urn:oasis:names:tc:opendocument:xmlns:office:1.0" xmlns:draw="urn:oasis:names:tc:opendocument:xmlns:drawing:1.0" office:version="1.1">
  <office:meta>
    <meta:generator>ODFPY/0.9.3</meta:generator>
  </office:meta>
</office:document-meta>
</file>